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1d6a7" officeooo:paragraph-rsid="0001d6a7"/>
    </style:style>
    <style:style style:name="P2" style:family="paragraph" style:parent-style-name="Standard">
      <style:text-properties officeooo:rsid="0001d6a7" officeooo:paragraph-rsid="0001d6a7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01d6a7"/>
    </style:style>
    <style:style style:name="P5" style:family="paragraph" style:parent-style-name="Standard" style:list-style-name="L3"/>
    <style:style style:name="P6" style:family="paragraph" style:parent-style-name="Standard" style:list-style-name="L4">
      <style:text-properties officeooo:rsid="0001d6a7" officeooo:paragraph-rsid="0001d6a7"/>
    </style:style>
    <style:style style:name="T1" style:family="text">
      <style:text-properties officeooo:rsid="0001d6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ini Project Guest Book (Console)</text:p>
      <text:p text:style-name="Standard"/>
      <text:p text:style-name="Standard">Ask the user for their name </text:p>
      <text:list text:style-name="L1">
        <text:list-item>
          <text:p text:style-name="P1">Method GetBookingName</text:p>
        </text:list-item>
        <text:list-item>
          <text:p text:style-name="P1">Writeline(“Hello”)</text:p>
        </text:list-item>
        <text:list-item>
          <text:p text:style-name="P1">Collect input</text:p>
        </text:list-item>
      </text:list>
      <text:p text:style-name="P2"/>
      <text:p text:style-name="Standard">How many are in their party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pan text:style-name="T1">Writeline (“how many are in your party”)</text:span></text:p>
                        </text:list-item>
                        <text:list-item>
                          <text:p text:style-name="P4"><text:span text:style-name="T1">collect input (string)</text:span></text:p>
                        </text:list-item>
                        <text:list-item>
                          <text:p text:style-name="P4"><text:span text:style-name="T1">collect input (names of party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multiple bookings</text:p>
      <text:p text:style-name="Standard"/>
      <text:p text:style-name="Standard">keep track of how many people are at the party</text:p>
      <text:list text:style-name="L3">
        <text:list-item>
          <text:p text:style-name="P5"><text:span text:style-name="T1">Collect count of list / dictionary and add them together</text:span></text:p>
        </text:list-item>
      </text:list>
      <text:p text:style-name="Standard"/>
      <text:p text:style-name="Standard">At the end, print out the guest list and the total number of guests</text:p>
      <text:list text:style-name="L4">
        <text:list-item>
          <text:list>
            <text:list-item>
              <text:p text:style-name="P6">foreach loop emptying the contents of the lists</text:p>
            </text:list-item>
            <text:list-item>
              <text:p text:style-name="P6">add the counts together</text:p>
            </text:list-item>
          </text:list>
        </text:list-item>
      </text:list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21:31:10.646000000</meta:creation-date>
    <dc:date>2024-09-26T21:36:22.359000000</dc:date>
    <meta:editing-duration>PT5M12S</meta:editing-duration>
    <meta:editing-cycles>1</meta:editing-cycles>
    <meta:document-statistic meta:table-count="0" meta:image-count="0" meta:object-count="0" meta:page-count="1" meta:paragraph-count="16" meta:word-count="94" meta:character-count="499" meta:non-whitespace-character-count="425"/>
    <meta:generator>LibreOffice/24.8.1.2$Windows_X86_64 LibreOffice_project/87fa9aec1a63e70835390b81c40bb8993f1d4ff6</meta:generator>
  </office:meta>
</office:document-meta>
</file>